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AutoOpen.DownloadToFile?language=Basic&amp;location=application" xlink:type="simple"/>
    </office:event-listeners>
  </office:scripts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b40" officeooo:paragraph-rsid="00054b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sad asd ada sd a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2T12:20:01.520000000</meta:creation-date>
    <dc:date>2021-05-02T12:25:13.074000000</dc:date>
    <meta:editing-duration>PT4M57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" meta:word-count="5" meta:character-count="20" meta:non-whitespace-character-count="16"/>
  </office:meta>
</office:document-meta>
</file>